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AccountForm.getNew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AccountForm.setRepeatedPasswor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AccountForm.UpdateAccountForm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AccountForm.UpdateAccoun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AccountForm.validate( ActionMapping mapping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pdateAccountForm.getRepeated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AccountForm.setNewPasswor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